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8" style:family="paragraph" style:parent-style-name="Standard">
      <style:text-properties officeooo:rsid="00564c9b" officeooo:paragraph-rsid="00564c9b"/>
    </style:style>
    <style:style style:name="P9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0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39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6a912d" style:font-weight-asian="bold" style:font-weight-complex="bold"/>
    </style:style>
    <style:style style:name="P70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1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2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73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74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75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76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77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564c9b" officeooo:paragraph-rsid="00d7bf12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0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1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7bf12" style:font-weight-asian="normal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9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362b" officeooo:paragraph-rsid="00d7bf12" style:font-weight-asian="bold" style:font-weight-complex="bold"/>
    </style:style>
    <style:style style:name="P9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362b" officeooo:paragraph-rsid="00d9907b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dbadd3" style:font-weight-asian="bold" style:font-weight-complex="bold"/>
    </style:style>
    <style:style style:name="P9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a76110" officeooo:paragraph-rsid="00afbec3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26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27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d2a4a0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30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2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39" style:family="paragraph" style:parent-style-name="Standard" style:list-style-name="L4">
      <style:text-properties officeooo:rsid="00a6874a" officeooo:paragraph-rsid="00a7469e"/>
    </style:style>
    <style:style style:name="P140" style:family="paragraph" style:parent-style-name="Standard" style:list-style-name="L4">
      <style:text-properties officeooo:rsid="00a6874a" officeooo:paragraph-rsid="00b0fc72"/>
    </style:style>
    <style:style style:name="P141" style:family="paragraph" style:parent-style-name="Standard" style:list-style-name="L4">
      <style:text-properties officeooo:rsid="00a76110" officeooo:paragraph-rsid="00b0fc72"/>
    </style:style>
    <style:style style:name="P142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43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44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45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46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47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4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49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0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51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52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53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54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5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6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57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58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59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0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afbec3" style:font-weight-asian="normal" style:font-weight-complex="normal"/>
    </style:style>
    <style:style style:name="P16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6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6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6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ab5062" style:font-weight-asian="normal" style:font-weight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72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73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74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75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17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17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officeooo:rsid="001d0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c68" style:font-weight-asian="bold" style:font-weight-complex="bold"/>
    </style:style>
    <style:style style:name="T12" style:family="text">
      <style:text-properties fo:font-weight="bold" officeooo:rsid="002d98ba" style:font-weight-asian="bold" style:font-weight-complex="bold"/>
    </style:style>
    <style:style style:name="T13" style:family="text">
      <style:text-properties fo:font-weight="bold" officeooo:rsid="00303b05" style:font-weight-asian="bold" style:font-weight-complex="bold"/>
    </style:style>
    <style:style style:name="T14" style:family="text">
      <style:text-properties fo:font-weight="bold" officeooo:rsid="003679a2" style:font-weight-asian="bold" style:font-weight-complex="bold"/>
    </style:style>
    <style:style style:name="T15" style:family="text">
      <style:text-properties fo:font-weight="bold" officeooo:rsid="00564c9b" style:font-weight-asian="bold" style:font-weight-complex="bold"/>
    </style:style>
    <style:style style:name="T16" style:family="text">
      <style:text-properties fo:font-weight="bold" officeooo:rsid="00665b6c" style:font-weight-asian="bold" style:font-weight-complex="bold"/>
    </style:style>
    <style:style style:name="T17" style:family="text">
      <style:text-properties fo:font-weight="bold" officeooo:rsid="00677888" style:font-weight-asian="bold" style:font-weight-complex="bold"/>
    </style:style>
    <style:style style:name="T18" style:family="text">
      <style:text-properties fo:font-weight="bold" officeooo:rsid="0074e0ff" style:font-weight-asian="bold" style:font-weight-complex="bold"/>
    </style:style>
    <style:style style:name="T19" style:family="text">
      <style:text-properties fo:font-weight="bold" officeooo:rsid="006884d4" style:font-weight-asian="bold" style:font-weight-complex="bold"/>
    </style:style>
    <style:style style:name="T20" style:family="text">
      <style:text-properties fo:font-weight="bold" officeooo:rsid="0068a5a7" style:font-weight-asian="bold" style:font-weight-complex="bold"/>
    </style:style>
    <style:style style:name="T21" style:family="text">
      <style:text-properties fo:font-weight="bold" officeooo:rsid="0080dcd9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officeooo:rsid="002a6c68"/>
    </style:style>
    <style:style style:name="T36" style:family="text">
      <style:text-properties officeooo:rsid="002e7d4b"/>
    </style:style>
    <style:style style:name="T37" style:family="text">
      <style:text-properties officeooo:rsid="00303b05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64aa8c"/>
    </style:style>
    <style:style style:name="T40" style:family="text">
      <style:text-properties style:text-underline-style="solid" style:text-underline-width="auto" style:text-underline-color="font-color" officeooo:rsid="006de4dc"/>
    </style:style>
    <style:style style:name="T41" style:family="text">
      <style:text-properties style:text-underline-style="solid" style:text-underline-width="auto" style:text-underline-color="font-color" officeooo:rsid="0085c1ec"/>
    </style:style>
    <style:style style:name="T42" style:family="text">
      <style:text-properties officeooo:rsid="004837bf"/>
    </style:style>
    <style:style style:name="T43" style:family="text">
      <style:text-properties officeooo:rsid="004918ae"/>
    </style:style>
    <style:style style:name="T44" style:family="text">
      <style:text-properties officeooo:rsid="004a4c92"/>
    </style:style>
    <style:style style:name="T45" style:family="text">
      <style:text-properties officeooo:rsid="004d4988"/>
    </style:style>
    <style:style style:name="T46" style:family="text">
      <style:text-properties officeooo:rsid="004ebca7"/>
    </style:style>
    <style:style style:name="T47" style:family="text">
      <style:text-properties officeooo:rsid="00532781"/>
    </style:style>
    <style:style style:name="T48" style:family="text">
      <style:text-properties officeooo:rsid="00533803"/>
    </style:style>
    <style:style style:name="T49" style:family="text">
      <style:text-properties officeooo:rsid="0054b0bb"/>
    </style:style>
    <style:style style:name="T50" style:family="text">
      <style:text-properties officeooo:rsid="00583bf8"/>
    </style:style>
    <style:style style:name="T51" style:family="text">
      <style:text-properties officeooo:rsid="00598131"/>
    </style:style>
    <style:style style:name="T52" style:family="text">
      <style:text-properties officeooo:rsid="005e6b00"/>
    </style:style>
    <style:style style:name="T53" style:family="text">
      <style:text-properties officeooo:rsid="005ec3cd"/>
    </style:style>
    <style:style style:name="T54" style:family="text">
      <style:text-properties officeooo:rsid="0064aa8c"/>
    </style:style>
    <style:style style:name="T55" style:family="text">
      <style:text-properties officeooo:rsid="00677888"/>
    </style:style>
    <style:style style:name="T56" style:family="text">
      <style:text-properties officeooo:rsid="006884d4"/>
    </style:style>
    <style:style style:name="T57" style:family="text">
      <style:text-properties officeooo:rsid="0068a5a7"/>
    </style:style>
    <style:style style:name="T58" style:family="text">
      <style:text-properties officeooo:rsid="006a912d"/>
    </style:style>
    <style:style style:name="T59" style:family="text">
      <style:text-properties officeooo:rsid="006b9174"/>
    </style:style>
    <style:style style:name="T60" style:family="text">
      <style:text-properties officeooo:rsid="007ce80f"/>
    </style:style>
    <style:style style:name="T61" style:family="text">
      <style:text-properties officeooo:rsid="008078a0"/>
    </style:style>
    <style:style style:name="T62" style:family="text">
      <style:text-properties officeooo:rsid="008289af"/>
    </style:style>
    <style:style style:name="T63" style:family="text">
      <style:text-properties officeooo:rsid="0087bcf4"/>
    </style:style>
    <style:style style:name="T64" style:family="text">
      <style:text-properties officeooo:rsid="008ddc6a"/>
    </style:style>
    <style:style style:name="T65" style:family="text">
      <style:text-properties officeooo:rsid="0092fd6f"/>
    </style:style>
    <style:style style:name="T66" style:family="text">
      <style:text-properties officeooo:rsid="00931203"/>
    </style:style>
    <style:style style:name="T67" style:family="text">
      <style:text-properties officeooo:rsid="00953596"/>
    </style:style>
    <style:style style:name="T68" style:family="text">
      <style:text-properties officeooo:rsid="0096993d"/>
    </style:style>
    <style:style style:name="T69" style:family="text">
      <style:text-properties officeooo:rsid="009707ac"/>
    </style:style>
    <style:style style:name="T70" style:family="text">
      <style:text-properties officeooo:rsid="009b8bf0"/>
    </style:style>
    <style:style style:name="T71" style:family="text">
      <style:text-properties officeooo:rsid="009f8dde"/>
    </style:style>
    <style:style style:name="T72" style:family="text">
      <style:text-properties officeooo:rsid="00a12068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acc643" style:font-style-asian="normal" style:font-style-complex="normal"/>
    </style:style>
    <style:style style:name="T84" style:family="text">
      <style:text-properties fo:font-style="normal" officeooo:rsid="00aea855" style:font-style-asian="normal" style:font-style-complex="normal"/>
    </style:style>
    <style:style style:name="T85" style:family="text">
      <style:text-properties fo:font-style="normal" officeooo:rsid="00a82dfa" style:font-style-asian="normal" style:font-style-complex="normal"/>
    </style:style>
    <style:style style:name="T86" style:family="text">
      <style:text-properties fo:font-style="normal" officeooo:rsid="00303b05" style:font-style-asian="normal" style:font-style-complex="normal"/>
    </style:style>
    <style:style style:name="T87" style:family="text">
      <style:text-properties fo:font-style="normal" officeooo:rsid="00bbc1f6" style:font-style-asian="normal" style:font-style-complex="normal"/>
    </style:style>
    <style:style style:name="T88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89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0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1" style:family="text">
      <style:text-properties officeooo:rsid="00a463eb"/>
    </style:style>
    <style:style style:name="T92" style:family="text">
      <style:text-properties style:text-underline-style="none" fo:font-weight="normal" style:font-weight-asian="normal" style:font-weight-complex="normal"/>
    </style:style>
    <style:style style:name="T93" style:family="text">
      <style:text-properties style:text-underline-style="none" fo:font-weight="normal" officeooo:rsid="00a7469e" style:font-weight-asian="normal" style:font-weight-complex="normal"/>
    </style:style>
    <style:style style:name="T94" style:family="text">
      <style:text-properties style:text-underline-style="none" fo:font-weight="normal" officeooo:rsid="00a76110" style:font-weight-asian="normal" style:font-weight-complex="normal"/>
    </style:style>
    <style:style style:name="T95" style:family="text">
      <style:text-properties style:text-underline-style="none" fo:font-weight="normal" officeooo:rsid="00b0fc72" style:font-weight-asian="normal" style:font-weight-complex="normal"/>
    </style:style>
    <style:style style:name="T96" style:family="text">
      <style:text-properties style:text-underline-style="none" fo:font-weight="normal" officeooo:rsid="00a9f43a" style:font-weight-asian="normal" style:font-weight-complex="normal"/>
    </style:style>
    <style:style style:name="T97" style:family="text">
      <style:text-properties style:text-underline-style="none" fo:font-weight="normal" officeooo:rsid="00b1e7f5" style:font-weight-asian="normal" style:font-weight-complex="normal"/>
    </style:style>
    <style:style style:name="T98" style:family="text">
      <style:text-properties style:text-underline-style="none" fo:font-weight="bold" style:font-weight-asian="bold" style:font-weight-complex="bold"/>
    </style:style>
    <style:style style:name="T99" style:family="text">
      <style:text-properties style:text-underline-style="none" fo:font-weight="bold" officeooo:rsid="00bbc1f6" style:font-weight-asian="bold" style:font-weight-complex="bold"/>
    </style:style>
    <style:style style:name="T100" style:family="text">
      <style:text-properties style:text-underline-style="none" fo:font-weight="bold" officeooo:rsid="002a6c68" style:font-weight-asian="bold" style:font-weight-complex="bold"/>
    </style:style>
    <style:style style:name="T101" style:family="text">
      <style:text-properties style:text-underline-style="none" fo:font-weight="bold" officeooo:rsid="003679a2" style:font-weight-asian="bold" style:font-weight-complex="bold"/>
    </style:style>
    <style:style style:name="T102" style:family="text">
      <style:text-properties style:text-underline-style="none" fo:font-weight="bold" officeooo:rsid="00303b05" style:font-weight-asian="bold" style:font-weight-complex="bold"/>
    </style:style>
    <style:style style:name="T103" style:family="text">
      <style:text-properties style:text-underline-style="none" fo:font-weight="bold" officeooo:rsid="00bc149a" style:font-weight-asian="bold" style:font-weight-complex="bold"/>
    </style:style>
    <style:style style:name="T104" style:family="text">
      <style:text-properties style:text-underline-style="none" officeooo:rsid="00bbc1f6"/>
    </style:style>
    <style:style style:name="T105" style:family="text">
      <style:text-properties officeooo:rsid="00a76110"/>
    </style:style>
    <style:style style:name="T106" style:family="text">
      <style:text-properties officeooo:rsid="00b34773"/>
    </style:style>
    <style:style style:name="T107" style:family="text">
      <style:text-properties officeooo:rsid="00b47f68"/>
    </style:style>
    <style:style style:name="T108" style:family="text">
      <style:text-properties fo:font-size="8pt" fo:font-weight="normal" style:font-size-asian="8pt" style:font-weight-asian="normal" style:font-size-complex="8pt" style:font-weight-complex="normal"/>
    </style:style>
    <style:style style:name="T109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0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1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2" style:family="text">
      <style:text-properties officeooo:rsid="00bbc1f6"/>
    </style:style>
    <style:style style:name="T113" style:family="text">
      <style:text-properties officeooo:rsid="00bc149a"/>
    </style:style>
    <style:style style:name="T114" style:family="text">
      <style:text-properties officeooo:rsid="00bdd619"/>
    </style:style>
    <style:style style:name="T115" style:family="text">
      <style:text-properties officeooo:rsid="00c16beb"/>
    </style:style>
    <style:style style:name="T116" style:family="text">
      <style:text-properties officeooo:rsid="00c8f7ff"/>
    </style:style>
    <style:style style:name="T117" style:family="text">
      <style:text-properties officeooo:rsid="00db5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R-duino protocol</text:p>
      <text:p text:style-name="P1"/>
      <text:p text:style-name="P2">Structure : Start byte, command byte, address (1 byte) <text:span text:style-name="T9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6">Start byte</text:p>
          </table:table-cell>
          <table:covered-table-cell/>
        </table:table-row>
        <table:table-row>
          <table:table-cell table:style-name="Tableau1.A2" office:value-type="string">
            <text:p text:style-name="P38">B7-B0</text:p>
          </table:table-cell>
          <table:table-cell table:style-name="Tableau1.B2" office:value-type="string">
            <text:p text:style-name="P38">Value = FF</text:p>
          </table:table-cell>
        </table:table-row>
        <table:table-row>
          <table:table-cell table:style-name="Tableau1.B2" table:number-columns-spanned="2" office:value-type="string">
            <text:p text:style-name="P36">Command byte</text:p>
          </table:table-cell>
          <table:covered-table-cell/>
        </table:table-row>
        <table:table-row>
          <table:table-cell table:style-name="Tableau1.A2" office:value-type="string">
            <text:p text:style-name="P25">B7-B<text:span text:style-name="T3">3</text:span></text:p>
          </table:table-cell>
          <table:table-cell table:style-name="Tableau1.B2" office:value-type="string">
            <text:p text:style-name="P24">B7=<text:span text:style-name="T36">0</text:span> : « <text:span text:style-name="T54">R/W</text:span> » command :</text:p>
            <text:p text:style-name="P51">B4=0:<text:span text:style-name="T50">Read</text:span> command</text:p>
            <text:p text:style-name="P39">B5=0 : read from sensor<text:span text:style-name="T48">(s)</text:span></text:p>
            <text:p text:style-name="P43">B6=0:from certain sensors (subaddresses follow, see below)</text:p>
            <text:p text:style-name="P46">B6=1:from all sensors</text:p>
            <text:p text:style-name="P54">B5=1 : <text:span text:style-name="T51">read from turnout(s)</text:span></text:p>
            <text:p text:style-name="P44">B6=0:from certain <text:span text:style-name="T51">turnouts</text:span> (subaddresses follow, see below)</text:p>
            <text:p text:style-name="P47">B6=1:from all <text:span text:style-name="T50">turnouts</text:span></text:p>
            <text:p text:style-name="P61">B4=1 : <text:span text:style-name="T51">Write</text:span> command</text:p>
            <text:p text:style-name="P40">B5=0 : <text:span text:style-name="T52">write to </text:span>sensor<text:span text:style-name="T48">(s)</text:span></text:p>
            <text:p text:style-name="P45">B6=0:<text:span text:style-name="T52">to</text:span> certain sensors (subaddresses follow, see below)</text:p>
            <text:p text:style-name="P48">B6=1:<text:span text:style-name="T52">to</text:span> all sensors</text:p>
            <text:p text:style-name="P55">B5=1 : <text:span text:style-name="T53">write to turnout(s)</text:span></text:p>
            <text:p text:style-name="P45">B6=0:<text:span text:style-name="T53">to</text:span> certain <text:span text:style-name="T51">turnouts</text:span> (subaddresses follow, see below)</text:p>
            <text:p text:style-name="P48">B6=1:<text:span text:style-name="T53">to</text:span> all <text:span text:style-name="T50">turnouts</text:span></text:p>
            <text:p text:style-name="P41"/>
            <text:p text:style-name="P13">B7=<text:span text:style-name="T36">1</text:span> : « <text:span text:style-name="T1">Config/Other</text:span> » command :</text:p>
            <text:p text:style-name="P52">B3=0 : normal config</text:p>
            <text:p text:style-name="P42">B4=0:Sensor <text:span text:style-name="T1">config</text:span></text:p>
            <text:p text:style-name="P176">B4=1 : Turnout <text:span text:style-name="T2">config</text:span></text:p>
            <text:p text:style-name="P177">B5=0 : new sensor/turnout or modify existing</text:p>
            <text:p text:style-name="P177">B5=1 : delete sensor/turnout</text:p>
            <text:p text:style-name="P52">B3=1 : « special » config <text:span text:style-name="T4">or other commands</text:span></text:p>
            <text:p text:style-name="P58">B6-B<text:span text:style-name="T116">4</text:span> : 00<text:span text:style-name="T116">0</text:span> =&gt; version</text:p>
            <text:p text:style-name="P60">B6-B<text:span text:style-name="T116">4</text:span> : <text:span text:style-name="T116">0</text:span>01 =&gt; Set address</text:p>
            <text:p text:style-name="P59">B6-B4 : 010 =&gt; Store config in EEPROM</text:p>
            <text:p text:style-name="P59">B6-B4 : 011 =&gt; Load config from EEPROM</text:p>
            <text:p text:style-name="P56">B6-B5: <text:span text:style-name="T5">10</text:span> =&gt; Show command</text:p>
            <text:p text:style-name="P49">B4 : 0 =&gt; sensors 1=&gt; turnouts</text:p>
            <text:p text:style-name="P57">B6-B4 : 11<text:span text:style-name="T107">0</text:span> =&gt; Turnout fine tuning</text:p>
            <text:p text:style-name="P57">B6-B4: 11<text:span text:style-name="T107">1</text:span> =&gt; Clear EEPROM</text:p>
          </table:table-cell>
        </table:table-row>
        <table:table-row>
          <table:table-cell table:style-name="Tableau1.A2" office:value-type="string">
            <text:p text:style-name="P26">B2</text:p>
          </table:table-cell>
          <table:table-cell table:style-name="Tableau1.B2" office:value-type="string">
            <text:list xml:id="list2867002494" text:style-name="L1">
              <text:list-header>
                <text:p text:style-name="P174">B2=1 : <text:span text:style-name="T10">from Master</text:span> :asks the slave to send any pending messages originating from the slave (like turnouts having reached its position, an input sensors that has changed value,…), <text:span text:style-name="T106">then B7-B3=max number of answers to be sent by the slave</text:span></text:p>
                <text:p text:style-name="P175">B2=1 : <text:span text:style-name="T10">from slave, </text:span><text:span text:style-name="T26">2 cases :</text:span></text:p>
              </text:list-header>
            </text:list>
            <text:list xml:id="list3936042430" text:style-name="L2">
              <text:list-item>
                <text:p text:style-name="P172"><text:span text:style-name="T109">if it is in the last answer to a command from the master </text:span><text:span text:style-name="T110">(B</text:span><text:span text:style-name="T109">1</text:span><text:span text:style-name="T110"> must be </text:span><text:span text:style-name="T109">0 then</text:span><text:span text:style-name="T110">), </text:span><text:span text:style-name="T109">it means there are async events waiting to be sent by the slave </text:span><text:span text:style-name="T110">(like turnouts having reached its position, an input sensors that has changed value,…)</text:span></text:p>
              </text:list-item>
              <text:list-item>
                <text:p text:style-name="P173"><text:span text:style-name="T111">w</text:span><text:span text:style-name="T108">hen it is in response to the master asking to send the async events</text:span></text:p>
              </text:list-item>
            </text:list>
            <text:list xml:id="list102412365544924" text:continue-list="list2867002494" text:style-name="L1">
              <text:list-header>
                <text:p text:style-name="P174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25"><text:s/>B<text:span text:style-name="T6">1</text:span>-B0</text:p>
          </table:table-cell>
          <table:table-cell table:style-name="Tableau1.B2" office:value-type="string">
            <text:p text:style-name="P11"><text:span text:style-name="T45">B0</text:span>=<text:span text:style-name="T45">1</text:span> : command from the master</text:p>
            <text:p text:style-name="P53">B1=0 <text:span text:style-name="T46">(ensures that the command byte is never 0xFF)</text:span></text:p>
            <text:p text:style-name="P12">B0=<text:span text:style-name="T46">0</text:span>: answer from the slave</text:p>
            <text:p text:style-name="P50">B1=0 : no other answer pending</text:p>
            <text:p text:style-name="P50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35">Address byte</text:p>
          </table:table-cell>
          <table:covered-table-cell/>
        </table:table-row>
        <table:table-row>
          <table:table-cell table:style-name="Tableau1.A2" office:value-type="string">
            <text:p text:style-name="P23">B7</text:p>
          </table:table-cell>
          <table:table-cell table:style-name="Tableau1.B2" office:value-type="string">
            <text:p text:style-name="P33">Reserved, must be 0 for now</text:p>
          </table:table-cell>
        </table:table-row>
        <table:table-row>
          <table:table-cell table:style-name="Tableau1.A2" office:value-type="string">
            <text:p text:style-name="P22">B6</text:p>
          </table:table-cell>
          <table:table-cell table:style-name="Tableau1.B2" office:value-type="string">
            <text:p text:style-name="P21">B6=0 : only one subaddress follows (simple command)</text:p>
            <text:p text:style-name="P21">B6=1 : <text:span text:style-name="T49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0">B<text:span text:style-name="T47">5</text:span>-B0</text:p>
          </table:table-cell>
          <table:table-cell table:style-name="Tableau1.B2" office:value-type="string">
            <text:p text:style-name="P19">Address (1-<text:span text:style-name="T47">62</text:span>) <text:span text:style-name="T91">(not 63 to avoid being 0xFF)</text:span></text:p>
          </table:table-cell>
        </table:table-row>
      </table:table>
      <text:p text:style-name="Text_20_body"/>
      <text:p text:style-name="P10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5">Subaddress byte</text:p>
          </table:table-cell>
          <table:covered-table-cell/>
        </table:table-row>
        <table:table-row>
          <table:table-cell table:style-name="Tableau2.A2" office:value-type="string">
            <text:p text:style-name="P27">B7</text:p>
          </table:table-cell>
          <table:table-cell table:style-name="Tableau2.B2" office:value-type="string">
            <text:p text:style-name="P16">B7=1 means last subaddress in a list (see below), in that case <text:span text:style-name="T44">B6-B4=000</text:span></text:p>
            <text:p text:style-name="P34">and B3-B0=error code (0 meaning no error)</text:p>
            <text:p text:style-name="P16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17">B6</text:p>
          </table:table-cell>
          <table:table-cell table:style-name="Tableau2.B2" office:value-type="string">
            <text:p text:style-name="P16">Value to write <text:span text:style-name="T43">(see turnouts/sensors write command below)</text:span></text:p>
            <text:p text:style-name="P18">or read value <text:span text:style-name="T43">(see turnouts/sensors write command below)</text:span></text:p>
            <text:p text:style-name="P28">or <text:span text:style-name="T60">for turnout config :</text:span></text:p>
            <text:p text:style-name="P62">B6=1 &lt;=&gt; relay pin present, <text:span text:style-name="T60">0 otherwise</text:span></text:p>
            <text:p text:style-name="P28">or <text:span text:style-name="T60">for sensor config :</text:span></text:p>
            <text:p text:style-name="P62">B6=<text:span text:style-name="T60">0 : </text:span>input sensor</text:p>
            <text:p text:style-name="P63">B6=1 : output sensor</text:p>
          </table:table-cell>
        </table:table-row>
        <table:table-row>
          <table:table-cell table:style-name="Tableau2.A2" office:value-type="string">
            <text:p text:style-name="P20">B<text:span text:style-name="T42">5</text:span>-B0</text:p>
          </table:table-cell>
          <table:table-cell table:style-name="Tableau2.B2" office:value-type="string">
            <text:p text:style-name="P19">Subaddress (1-<text:span text:style-name="T42">63</text:span>)</text:p>
          </table:table-cell>
        </table:table-row>
        <table:table-row>
          <table:table-cell table:style-name="Tableau2.B2" table:number-columns-spanned="2" office:value-type="string">
            <text:p text:style-name="P37">Pin byte</text:p>
          </table:table-cell>
          <table:covered-table-cell/>
        </table:table-row>
        <table:table-row>
          <table:table-cell table:style-name="Tableau2.A2" office:value-type="string">
            <text:p text:style-name="P29">B7</text:p>
          </table:table-cell>
          <table:table-cell table:style-name="Tableau2.B2" office:value-type="string">
            <text:p text:style-name="P30">For input sensor config :</text:p>
            <text:p text:style-name="P64">B7=0 : no pull-up</text:p>
            <text:p text:style-name="P64">B7=1 : pull-up</text:p>
            <text:p text:style-name="P14">For the relay pins in a turnout config :</text:p>
            <text:p text:style-name="P64">B7=0 : drive the pin continuously (normal relay)</text:p>
            <text:p text:style-name="P64">B7=1 : pulse the pin <text:s/>(~10ms, for latching relay)</text:p>
          </table:table-cell>
        </table:table-row>
        <table:table-row>
          <table:table-cell table:style-name="Tableau2.A2" office:value-type="string">
            <text:p text:style-name="P31">B6-B0</text:p>
          </table:table-cell>
          <table:table-cell table:style-name="Tableau2.B2" office:value-type="string">
            <text:p text:style-name="P32">Pin number : <text:span text:style-name="T72">1-</text:span>126 (not 127 to avoid 0xFF value)</text:p>
          </table:table-cell>
        </table:table-row>
      </table:table>
      <text:p text:style-name="P8"/>
      <text:p text:style-name="P153">Every command/answer is limited to a total of 64 bytes.</text:p>
      <text:p text:style-name="P93"/>
      <text:p text:style-name="P95">How to distinguish between commands/answers and how to know if the slave has more answers/async events to send :</text:p>
      <text:p text:style-name="P89">For all commands : <text:span text:style-name="T63">command[B1-B0]=01</text:span></text:p>
      <text:p text:style-name="P89">For all answers to commands other than send async event : <text:span text:style-name="T63">command[B0]=0, command[B1] indicates if other answers are pending :</text:span></text:p>
      <text:p text:style-name="P89">if command[B1]=1<text:span text:style-name="T63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3">input </text:span>sensors<text:span text:style-name="T63"> changed </text:span>or turnouts reached their final position<text:span text:style-name="T63">).</text:span></text:p>
      <text:p text:style-name="P89">Also command[B2] must be set for an answer to the send async command.</text:p>
      <text:p text:style-name="P94"/>
      <text:p text:style-name="P9">Specific commands <text:span text:style-name="T59">and their corresponding answers</text:span> :</text:p>
      <text:p text:style-name="P9"/>
      <text:list xml:id="list3154289847" text:style-name="L3">
        <text:list-item>
          <text:p text:style-name="P71"><text:span text:style-name="T39">R/</text:span><text:span text:style-name="T38">W commands/answers</text:span></text:p>
          <text:list>
            <text:list-item>
              <text:p text:style-name="P72"><text:span text:style-name="T39">Re</text:span><text:span text:style-name="T40">ad</text:span><text:span text:style-name="T38"> sensor/turnout commands</text:span> : </text:p>
            </text:list-item>
          </text:list>
          <text:p text:style-name="P142">You can read any sensor ; input obviously but also output as you get the current state, same for a turnout.</text:p>
          <text:p text:style-name="P143"><text:span text:style-name="T11">start byte, c</text:span><text:span text:style-name="T14">ommand (byte), </text:span><text:span text:style-name="T11">address </text:span><text:span text:style-name="T13">(</text:span><text:span text:style-name="T11">byte</text:span><text:span text:style-name="T13">)</text:span><text:span text:style-name="T16">[</text:span><text:span text:style-name="T11">, subaddress</text:span><text:span text:style-name="T16">1</text:span><text:span text:style-name="T11"> </text:span><text:span text:style-name="T13">(</text:span><text:span text:style-name="T11">byte</text:span><text:span text:style-name="T13">)</text:span><text:span text:style-name="T15">, subaddress2(byte)…]</text:span><text:span text:style-name="T35">;</text:span></text:p>
          <text:p text:style-name="P75">Payload :</text:p>
          <text:list text:continue-numbering="true">
            <text:list-header>
              <text:p text:style-name="P76">if command[B6]=<text:span text:style-name="T55">address[B6]=0 : only one sensor/turnout, so only </text:span><text:span text:style-name="T17">subaddress1</text:span></text:p>
              <text:p text:style-name="P80">if command[B6]=0 and ad<text:span text:style-name="T65">d</text:span>ress[B6]=1 : several subaddresses follow</text:p>
              <text:list>
                <text:list-header>
                  <text:p text:style-name="P90">subaddress1,subaddress2,…,subaddress_last, <text:span text:style-name="T57">0x80</text:span></text:p>
                </text:list-header>
              </text:list>
              <text:p text:style-name="P144">if command[B6]=1 (all sensors or all turnouts)</text:p>
              <text:list text:continue-numbering="true">
                <text:list-header>
                  <text:p text:style-name="P92">no payload</text:p>
                </text:list-header>
              </text:list>
            </text:list-header>
            <text:list-item>
              <text:p text:style-name="P73"><text:span text:style-name="T39">Re</text:span><text:span text:style-name="T40">ad</text:span><text:span text:style-name="T38"> sensor/turnout </text:span><text:span text:style-name="T41">answer</text:span><text:span text:style-name="T38">s</text:span> : </text:p>
            </text:list-item>
          </text:list>
        </text:list-item>
      </text:list>
      <text:p text:style-name="P65">start byte, command (byte), address (byte)<text:span text:style-name="T115">[</text:span>, subaddress1 (byte), subaddress2(byte)…]|[string of byte (see below)];</text:p>
      <text:p text:style-name="P66">Payload :</text:p>
      <text:p text:style-name="P67">if command[B6]=address[B6]=0 : only one sensor/turnout : <text:span text:style-name="T10">subaddress1 </text:span><text:span text:style-name="T27">| 0x8x (x</text:span><text:span text:style-name="T28">=</text:span><text:span text:style-name="T27">0 :no error otherwise error « number x »)</text:span></text:p>
      <text:list xml:id="list102413885694965" text:continue-numbering="true" text:style-name="L3">
        <text:list-item>
          <text:list>
            <text:list-header>
              <text:p text:style-name="P81">if command[B6]=0 and ad<text:span text:style-name="T66">d</text:span>ress[B6]=1 : several subaddresses follow</text:p>
              <text:list>
                <text:list-header>
                  <text:p text:style-name="P147">subaddress1,subaddress2,…,subaddress_last, <text:span text:style-name="T57">0x8x (x=0 :no error otherwise error « number x »)</text:span></text:p>
                  <text:p text:style-name="P148">if command[B6]<text:span text:style-name="T66">=1 (all sensors or all turnouts) :</text:span></text:p>
                </text:list-header>
              </text:list>
            </text:list-header>
          </text:list>
          <text:p text:style-name="P149">string of bytes made from the <text:span text:style-name="T67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51">it is assumed that the sensors/turnouts <text:span text:style-name="T68">we are reading from</text:span> are in increasing subaddress order: the <text:span text:style-name="T70">7th bit</text:span> <text:span text:style-name="T69">of the first byte </text:span>will be <text:span text:style-name="T68">read from</text:span> the sensor/turnout of lowest subaddress and so on...</text:p>
                </text:list-header>
              </text:list>
            </text:list-item>
            <text:list-item>
              <text:p text:style-name="P99">Write sensor (output sensor only)/turnout commands :</text:p>
            </text:list-item>
          </text:list>
          <text:p text:style-name="P145">start byte, command (byte), address (byte)[, subaddress1 (byte), subaddress2(byte)…]|<text:span text:style-name="T64">[string of byte (see below)]</text:span>;</text:p>
        </text:list-item>
      </text:list>
      <text:p text:style-name="P15"><text:tab/><text:span text:style-name="T8">Payload :</text:span></text:p>
      <text:list xml:id="list102412916271623" text:continue-numbering="true" text:style-name="L3">
        <text:list-item>
          <text:list>
            <text:list-header>
              <text:p text:style-name="P77">if command[B6]=<text:span text:style-name="T55">address[B6]=0 : only one sensor/turnout, so only </text:span><text:span text:style-name="T17">subaddress1</text:span></text:p>
              <text:p text:style-name="P82">if command[B6]=0 and adress[B6]=1 : several subaddresses follow</text:p>
              <text:list>
                <text:list-header>
                  <text:p text:style-name="P91">subaddress1,subaddress2,…,subaddress_last, <text:span text:style-name="T57">0x80</text:span></text:p>
                </text:list-header>
              </text:list>
            </text:list-header>
          </text:list>
        </text:list-item>
      </text:list>
      <text:p text:style-name="P68">if command[B6]=1 (all sensors or all turnouts)</text:p>
      <text:p text:style-name="P69">string of bytes made from the <text:span text:style-name="T58">values (1 bit each) to write, all bytes must have their MSB=0 the last byte has its MSB=1 (but is not 0xFF)</text:span></text:p>
      <text:p text:style-name="P70">it is assumed that the sensors/turnouts to write to are in increasing subaddress order: the <text:span text:style-name="T70">7th bit</text:span> <text:span text:style-name="T69">of the first byte </text:span>will be written to the sensor/turnout of lowest subaddress and so on…</text:p>
      <text:list xml:id="list102413243472286" text:continue-numbering="true" text:style-name="L3">
        <text:list-item>
          <text:list>
            <text:list-item>
              <text:p text:style-name="P146">Write sensor (output sensor only)/turnout <text:span text:style-name="T112">answer</text:span> :</text:p>
            </text:list-item>
          </text:list>
          <text:p text:style-name="P116"><text:span text:style-name="T11">start byte, command (byte), address (byte), </text:span><text:span text:style-name="T29">0x8x (x=0:no error, otherwise error « number x »)</text:span></text:p>
        </text:list-item>
        <text:list-item>
          <text:p text:style-name="P100"><text:soft-page-break/>Normal config commands :</text:p>
          <text:list>
            <text:list-item>
              <text:p text:style-name="P101">Sensor config</text:p>
            </text:list-item>
          </text:list>
          <text:p text:style-name="P7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</text:span><text:span text:style-name="T18">1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1</text:span><text:span text:style-name="T12"> </text:span><text:span text:style-name="T13">(</text:span><text:span text:style-name="T12">byte</text:span><text:span text:style-name="T13">)</text:span><text:span text:style-name="T18">[, </text:span><text:span text:style-name="T11">subaddress</text:span><text:span text:style-name="T18">2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2</text:span><text:span text:style-name="T12"> </text:span><text:span text:style-name="T13">(</text:span><text:span text:style-name="T12">byte</text:span><text:span text:style-name="T13">), ...</text:span><text:span text:style-name="T18">]</text:span></text:p>
          <text:p text:style-name="P85">This is use to set a new sensor or update an existing one.</text:p>
          <text:p text:style-name="P86">If address[B6]=0 : <text:span text:style-name="T55">only one sensor, so only </text:span><text:span text:style-name="T17">subaddress1,</text:span><text:span text:style-name="T10">pin number1</text:span></text:p>
          <text:p text:style-name="P86">If address[B6]=1 : <text:span text:style-name="T56">several subaddresses follow</text:span></text:p>
          <text:p text:style-name="P152"><text:span text:style-name="T19">subaddress1, </text:span><text:span text:style-name="T10">pin number1,</text:span><text:span text:style-name="T19">subaddress2 </text:span><text:span text:style-name="T10">pin number2</text:span><text:span text:style-name="T19">,…,</text:span><text:span text:style-name="T22">last </text:span><text:span text:style-name="T19">subaddress, </text:span><text:span text:style-name="T22">last </text:span><text:span text:style-name="T10">pin_number  ,</text:span><text:span text:style-name="T20">0x80</text:span></text:p>
          <text:list text:continue-numbering="true">
            <text:list-item>
              <text:p text:style-name="P102">Sensor config <text:span text:style-name="T113">answer :</text:span></text:p>
            </text:list-item>
          </text:list>
          <text:p text:style-name="P103"><text:span text:style-name="T100">start byte, </text:span><text:span text:style-name="T101">command (byte), </text:span><text:span text:style-name="T100">address </text:span><text:span text:style-name="T102">(</text:span><text:span text:style-name="T100">byte</text:span><text:span text:style-name="T102">)</text:span><text:span text:style-name="T100">, </text:span><text:span text:style-name="T103">0x8x (</text:span><text:span text:style-name="T99">x=0:no error, otherwise error « number x »)</text:span></text:p>
          <text:list text:continue-numbering="true">
            <text:list-item>
              <text:p text:style-name="P106">Turnout config</text:p>
            </text:list-item>
          </text:list>
          <text:p text:style-name="P87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 </text:span><text:span text:style-name="T13">(</text:span><text:span text:style-name="T11">byte</text:span><text:span text:style-name="T13">)</text:span><text:span text:style-name="T11">, </text:span><text:span text:style-name="T13">servo </text:span><text:span text:style-name="T12">pin number </text:span><text:span text:style-name="T13">(</text:span><text:span text:style-name="T12">byte</text:span><text:span text:style-name="T13">), straight pos (byte), thrown pos (byte)[, relay pin 1 (byte), relay pin 2 (byte)]</text:span></text:p>
          <text:p text:style-name="P88">Same as for sensors (as per only one turnout or several). <text:span text:style-name="T61">The presence of relay pins is indicated in the subaddress[B6] bit.</text:span></text:p>
          <text:list text:continue-numbering="true">
            <text:list-item>
              <text:p text:style-name="P107">Turnout config <text:span text:style-name="T114">answer</text:span></text:p>
            </text:list-item>
          </text:list>
          <text:p text:style-name="P104"><text:span text:style-name="T100">start byte, </text:span><text:span text:style-name="T101">command (byte), </text:span><text:span text:style-name="T100">address </text:span><text:span text:style-name="T102">(</text:span><text:span text:style-name="T100">byte</text:span><text:span text:style-name="T102">)</text:span><text:span text:style-name="T100">, </text:span><text:span text:style-name="T103">0x8x (</text:span><text:span text:style-name="T99">x=0:no error, otherwise error « number x »)</text:span></text:p>
        </text:list-item>
        <text:list-item>
          <text:p text:style-name="P114">Delete config command :</text:p>
          <text:list>
            <text:list-item>
              <text:p text:style-name="P114">Delete sensor/<text:span text:style-name="T117">turnout</text:span> :</text:p>
            </text:list-item>
          </text:list>
          <text:p text:style-name="P155">start byte, command (byte), address (byte)[, subaddress1 (byte), subaddress2(byte)…] ;</text:p>
          <text:p text:style-name="P97"><text:span text:style-name="T8">Payload :</text:span></text:p>
          <text:list text:continue-numbering="true">
            <text:list-header>
              <text:p text:style-name="P98"><text:span text:style-name="T8">c</text:span><text:span text:style-name="T7">ommand[B5]=0 : delete sensor</text:span></text:p>
              <text:p text:style-name="P98"><text:span text:style-name="T7">command[B5]=1 : delete turnout</text:span></text:p>
              <text:p text:style-name="P79">if <text:span text:style-name="T55">address[B6]=0 : only one sensor/turnout, so only </text:span><text:span text:style-name="T17">subaddress1</text:span></text:p>
              <text:p text:style-name="P84">if address[B6]=1 : several subaddresses follow</text:p>
              <text:list>
                <text:list-header>
                  <text:p text:style-name="P129">subaddress1,subaddress2,…,subaddress_last, <text:span text:style-name="T57">0x80</text:span></text:p>
                </text:list-header>
              </text:list>
            </text:list-header>
            <text:list-item>
              <text:p text:style-name="P115">Delete sensor/<text:span text:style-name="T117">turnout</text:span> answer :</text:p>
            </text:list-item>
          </text:list>
          <text:p text:style-name="P105"><text:span text:style-name="T100">start byte, </text:span><text:span text:style-name="T101">command (byte), </text:span><text:span text:style-name="T100">address </text:span><text:span text:style-name="T102">(</text:span><text:span text:style-name="T100">byte</text:span><text:span text:style-name="T102">)</text:span><text:span text:style-name="T100">, </text:span><text:span text:style-name="T103">0x8x (</text:span><text:span text:style-name="T99">x=0:no error, otherwise error « number x »)</text:span></text:p>
          <text:p text:style-name="P154"/>
        </text:list-item>
        <text:list-item>
          <text:p text:style-name="P108">Set address:</text:p>
          <text:list>
            <text:list-item>
              <text:p text:style-name="P109">command</text:p>
            </text:list-item>
          </text:list>
          <text:p text:style-name="P117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2">Remark : only a slave with its ADDRESS_MODE pin held to low will pick this message (and there should be only one on the bus at the time),</text:p>
          <text:list text:continue-numbering="true">
            <text:list-item>
              <text:p text:style-name="P109"><text:span text:style-name="T37">a</text:span>nswer</text:p>
            </text:list-item>
          </text:list>
          <text:p text:style-name="P118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0">Get version :</text:p>
          <text:p text:style-name="P119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</text:list-item>
        <text:list-item>
          <text:p text:style-name="P111"><text:span text:style-name="T37">C</text:span>lear eeprom :</text:p>
          <text:p text:style-name="P12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</text:list-item>
        <text:list-item>
          <text:p text:style-name="P112"><text:span text:style-name="T37">S</text:span>how commands/<text:span text:style-name="T62">answers</text:span> (sensors/turnouts) :</text:p>
          <text:list>
            <text:list-item>
              <text:p text:style-name="P113"><text:span text:style-name="T37">S</text:span>how commands</text:p>
            </text:list-item>
          </text:list>
          <text:p text:style-name="P12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21">max number of config in the answer (byte)</text:span></text:p>
          <text:p text:style-name="P123">0 for max number of config means no limit (see answer to this command for more explanations)</text:p>
          <text:list text:continue-numbering="true">
            <text:list-item>
              <text:p text:style-name="P130">Show answers</text:p>
              <text:p text:style-name="P133">For sensors :</text:p>
            </text:list-item>
          </text:list>
          <text:p text:style-name="P13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50"><text:span text:style-name="T71">F</text:span>or turnouts :</text:p>
          <text:p text:style-name="P156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</text:span><text:soft-page-break/><text:span text:style-name="T25">thrown pos2</text:span><text:span text:style-name="T23"> [, </text:span><text:span text:style-name="T25">relay pin2 1, relay pin2 2], …],</text:span><text:span text:style-name="T23">0x8</text:span><text:span text:style-name="T89">x (</text:span><text:span text:style-name="T90">x=0:no error, otherwise error « number x »)</text:span></text:p>
        </text:list-item>
        <text:list-item>
          <text:p text:style-name="P157">Turnout fine position tuning :</text:p>
          <text:list>
            <text:list-item>
              <text:p text:style-name="P158">command</text:p>
            </text:list-item>
          </text:list>
          <text:p text:style-name="P13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, </text:span><text:span text:style-name="T33">position</text:span></text:p>
          <text:p text:style-name="P137">position is a number between 1 and 180 (most servos will choke on extreme positions, so probably better to stay between 10 and 170).</text:p>
          <text:p text:style-name="P138">Position = 0 means end of fine tuning, detach servo.</text:p>
          <text:list text:continue-numbering="true">
            <text:list-item>
              <text:p text:style-name="P131">answer</text:p>
            </text:list-item>
          </text:list>
          <text:p text:style-name="P136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59"><text:span text:style-name="T71">S</text:span>end async events command :</text:p>
          <text:p text:style-name="P162">This is used by the Master to ask the slave to send any pending async events, f<text:span text:style-name="T105">or example if an (or several) input sensor(s) has/have changed its/their values or a turnout </text:span>has <text:span text:style-name="T105">reach</text:span>ed<text:span text:style-name="T105"> its final position.</text:span></text:p>
          <text:p text:style-name="P160">Master command :</text:p>
          <text:p text:style-name="P162"><text:span text:style-name="T74">start byte, </text:span><text:span text:style-name="T75">command (byte), </text:span><text:span text:style-name="T74">address </text:span><text:span text:style-name="T76">(</text:span><text:span text:style-name="T74">byte</text:span><text:span text:style-name="T76">)</text:span></text:p>
          <text:p text:style-name="P165"><text:span text:style-name="T82">command[B2]=1, </text:span><text:span text:style-name="T83">command[B7-B3]=limit </text:span><text:span text:style-name="T84">(0 means no limit)</text:span></text:p>
          <text:p text:style-name="P124"><text:span text:style-name="T88">Slave answer : </text:span><text:span text:style-name="T84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85"> same for a turnout reaching its final position</text:span><text:span text:style-name="T84">) </text:span><text:span text:style-name="T80">but with</text:span><text:span text:style-name="T81"> command[B2]=1</text:span></text:p>
          <text:p text:style-name="P128"><text:span text:style-name="T81">R</text:span><text:span text:style-name="T73">emark : asnwer might be empty : start byte, command byte (0b00000100), addres_byte</text:span></text:p>
        </text:list-item>
        <text:list-item>
          <text:p text:style-name="P125"><text:span text:style-name="T84">S</text:span><text:span text:style-name="T82">tore to eeprom</text:span></text:p>
          <text:list>
            <text:list-item>
              <text:p text:style-name="P132">command :</text:p>
            </text:list-item>
          </text:list>
          <text:p text:style-name="P163"><text:span text:style-name="T74">start byte, </text:span><text:span text:style-name="T75">command (byte), </text:span><text:span text:style-name="T74">address </text:span><text:span text:style-name="T76">(</text:span><text:span text:style-name="T74">byte</text:span><text:span text:style-name="T76">)</text:span></text:p>
          <text:p text:style-name="P166"><text:span text:style-name="T86">T</text:span><text:span text:style-name="T82">his will ask the slave to store its config (all sensors/turnouts) to its EEPROM.</text:span></text:p>
          <text:p text:style-name="P170">Note : the address and version are always saved to EEPROM.</text:p>
          <text:list text:continue-numbering="true">
            <text:list-item>
              <text:p text:style-name="P167"><text:span text:style-name="T86">A</text:span><text:span text:style-name="T82">nswer</text:span></text:p>
            </text:list-item>
          </text:list>
          <text:p text:style-name="P163"><text:span text:style-name="T74">start byte, </text:span><text:span text:style-name="T75">command (byte), </text:span><text:span text:style-name="T74">address </text:span><text:span text:style-name="T76">(</text:span><text:span text:style-name="T74">byte</text:span><text:span text:style-name="T76">),</text:span><text:span text:style-name="T77">0x8x </text:span><text:span text:style-name="T78">(</text:span><text:span text:style-name="T79">x=0:no error, otherwise error « number x »)</text:span></text:p>
        </text:list-item>
        <text:list-item>
          <text:p text:style-name="P161"><text:span text:style-name="T87">L</text:span><text:span text:style-name="T82">oad from EEPROM</text:span></text:p>
          <text:list>
            <text:list-item>
              <text:p text:style-name="P171">command :</text:p>
            </text:list-item>
          </text:list>
          <text:p text:style-name="P164"><text:span text:style-name="T74">start byte, </text:span><text:span text:style-name="T75">command (byte), </text:span><text:span text:style-name="T74">address </text:span><text:span text:style-name="T76">(</text:span><text:span text:style-name="T74">byte</text:span><text:span text:style-name="T76">)</text:span></text:p>
          <text:p text:style-name="P169"><text:span text:style-name="T86">A</text:span><text:span text:style-name="T82">sks the slave to load its sensors/turnouts configurations from EEPROM.</text:span></text:p>
          <text:list text:continue-numbering="true">
            <text:list-item>
              <text:p text:style-name="P168"><text:span text:style-name="T86">A</text:span><text:span text:style-name="T82">nswer</text:span></text:p>
            </text:list-item>
          </text:list>
          <text:p text:style-name="P164"><text:span text:style-name="T74">start byte, </text:span><text:span text:style-name="T75">command (byte), </text:span><text:span text:style-name="T74">address </text:span><text:span text:style-name="T76">(</text:span><text:span text:style-name="T74">byte</text:span><text:span text:style-name="T76">),</text:span><text:span text:style-name="T77">0x8x </text:span><text:span text:style-name="T78">(</text:span><text:span text:style-name="T79">x=0:no error, otherwise error « number x »)</text:span></text:p>
        </text:list-item>
      </text:list>
      <text:p text:style-name="P6"><text:span text:style-name="T13">I</text:span><text:span text:style-name="T10">MPORTANT NOTE : no other byte than the start byte can be 0xFF.</text:span></text:p>
      <text:p text:style-name="P5"/>
      <text:p text:style-name="P7">Examples of exchanges :</text:p>
      <text:p text:style-name="P7"><text:soft-page-break/></text:p>
      <text:list xml:id="list371834084" text:style-name="L4">
        <text:list-item>
          <text:p text:style-name="P126">Master→Slave :Write command</text:p>
        </text:list-item>
        <text:list-item>
          <text:p text:style-name="P126">Master→Slave : Read command</text:p>
          <text:p text:style-name="P126">Slave →Master : Read answer (answer bit set, if there are more answers that was allowed in the read command or other answers are pending, then command[B1] bit is set)</text:p>
          <text:p text:style-name="P139"><text:span text:style-name="T92">The master must repeat the same command </text:span><text:span text:style-name="T93">while</text:span><text:span text:style-name="T92"> the other answers pending bit is set </text:span><text:span text:style-name="T93">(command[B1]=1) and command[B2]=0 (meaning the pending answers are related to the original command).</text:span></text:p>
        </text:list-item>
        <text:list-item>
          <text:p text:style-name="P140"><text:span text:style-name="T93">In case an answer from the slave </text:span><text:span text:style-name="T94">to a command from the master </text:span><text:span text:style-name="T93">has command[B1]=command[B2]=1</text:span><text:span text:style-name="T92"> </text:span><text:span text:style-name="T94">that means there are pending async messages from this slave, in that case the master has to send a command with only command[B2]=1 to enable the slave to send them :</text:span></text:p>
        </text:list-item>
        <text:list-item>
          <text:p text:style-name="P140"><text:span text:style-name="T94">Master → Slave : </text:span><text:span text:style-name="T95">send async event command</text:span></text:p>
          <text:p text:style-name="P141"><text:span text:style-name="T92">Slave→ Master : <text:s/></text:span><text:span text:style-name="T95">normal answer with </text:span><text:span text:style-name="T96">command[B2]=1 </text:span><text:span text:style-name="T97">(respect also the limit set by the master in the command byte)</text:span></text:p>
          <text:p text:style-name="P1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7-15T10:24:11.812940048</dc:date>
    <meta:editing-duration>P4DT2H51M46S</meta:editing-duration>
    <meta:editing-cycles>192</meta:editing-cycles>
    <meta:generator>LibreOffice/6.0.3.2$Linux_X86_64 LibreOffice_project/00m0$Build-2</meta:generator>
    <meta:document-statistic meta:table-count="2" meta:image-count="0" meta:object-count="0" meta:page-count="6" meta:paragraph-count="202" meta:word-count="1824" meta:character-count="10947" meta:non-whitespace-character-count="9357"/>
  </office:meta>
</office:document-meta>
</file>